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fill-color="#ffe5ca" draw:textarea-horizontal-align="justify" draw:textarea-vertical-align="middle" draw:auto-grow-height="false" fo:min-height="0.45cm" fo:min-width="0.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c2e0ae" draw:textarea-horizontal-align="justify" draw:textarea-vertical-align="middle" draw:auto-grow-height="false" fo:min-height="0.45cm" fo:min-width="0.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8" draw:id="id8" draw:layer="layout" svg:width="0.6cm" svg:height="0.6cm" svg:x="0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6cm" svg:height="0.6cm" svg:x="1.7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6cm" svg:height="0.6cm" svg:x="3.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6cm" svg:height="0.6cm" svg:x="8.2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6cm" svg:height="0.6cm" svg:x="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6cm" svg:height="0.6cm" svg:x="6.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6cm" svg:height="0.6cm" svg:x="9.3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9cm" svg:height="0.7cm" svg:x="4.1cm" svg:y="2cm">
          <draw:glue-point draw:id="4" svg:x="2.544cm" svg:y="-4.985cm"/>
          <draw:glue-point draw:id="5" svg:x="-2.577cm" svg:y="-5.2cm"/>
          <text:p text:style-name="P1">&amp;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9cm" svg:height="0.7cm" svg:x="3.2cm" svg:y="3.5cm">
          <draw:glue-point draw:id="4" svg:x="2.544cm" svg:y="-4.985cm"/>
          <draw:glue-point draw:id="5" svg:x="-2.577cm" svg:y="-5.2cm"/>
          <text:p text:style-name="P1">&amp;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0.9cm" svg:height="0.7cm" svg:x="5.7cm" svg:y="2cm">
          <draw:glue-point draw:id="4" svg:x="2.544cm" svg:y="-4.985cm"/>
          <draw:glue-point draw:id="5" svg:x="-2.577cm" svg:y="-5.2cm"/>
          <text:p text:style-name="P1">&amp;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0.9cm" svg:height="0.7cm" svg:x="6.5cm" svg:y="3.5cm">
          <draw:glue-point draw:id="4" svg:x="2.544cm" svg:y="-4.985cm"/>
          <draw:glue-point draw:id="5" svg:x="-2.577cm" svg:y="-5.2cm"/>
          <text:p text:style-name="P1">&amp;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051cm" svg:x1="5.3cm" svg:y1="1.1cm" svg:x2="4.319cm" svg:y2="2cm" draw:start-shape="id1" draw:start-glue-point="8" draw:end-shape="id2" draw:end-glue-point="5" svg:d="M5300 1100v400h-981v500" svg:viewBox="0 0 982 901">
          <text:p/>
        </draw:connector>
        <draw:connector draw:style-name="gr3" draw:text-style-name="P1" draw:layer="layout" draw:line-skew="0cm 0cm 0.101cm" svg:x1="6.4cm" svg:y1="1.1cm" svg:x2="4.778cm" svg:y2="2.002cm" draw:start-shape="id3" draw:start-glue-point="8" draw:end-shape="id2" draw:end-glue-point="4" svg:d="M6400 1100v502h-850v-2h-772v402" svg:viewBox="0 0 1623 903">
          <text:p/>
        </draw:connector>
        <draw:connector draw:style-name="gr3" draw:text-style-name="P1" draw:layer="layout" draw:line-skew="-0.051cm" svg:x1="5.3cm" svg:y1="1.1cm" svg:x2="5.919cm" svg:y2="2cm" draw:start-shape="id1" draw:start-glue-point="8" draw:end-shape="id4" draw:end-glue-point="5" svg:d="M5300 1100v400h619v500" svg:viewBox="0 0 620 901">
          <text:p/>
        </draw:connector>
        <draw:connector draw:style-name="gr3" draw:text-style-name="P1" draw:layer="layout" draw:line-skew="0.049cm" svg:x1="6.4cm" svg:y1="1.1cm" svg:x2="6.378cm" svg:y2="2.002cm" draw:start-shape="id3" draw:start-glue-point="8" draw:end-shape="id4" draw:end-glue-point="4" svg:d="M6400 1100v500h-22v402" svg:viewBox="0 0 23 903">
          <text:p/>
        </draw:connector>
        <draw:connector draw:style-name="gr3" draw:text-style-name="P1" draw:layer="layout" svg:x1="6.15cm" svg:y1="2.7cm" svg:x2="6.719cm" svg:y2="3.5cm" draw:start-shape="id4" draw:start-glue-point="2" draw:end-shape="id5" draw:end-glue-point="5" svg:d="M6150 2700v400h569v400" svg:viewBox="0 0 570 801">
          <text:p/>
        </draw:connector>
        <draw:connector draw:style-name="gr3" draw:text-style-name="P1" draw:layer="layout" draw:line-skew="-1.001cm" svg:x1="4.2cm" svg:y1="1.1cm" svg:x2="7.178cm" svg:y2="3.502cm" draw:start-shape="id6" draw:start-glue-point="8" draw:end-shape="id5" draw:end-glue-point="4" svg:d="M4200 1100v200h2978v2202" svg:viewBox="0 0 2979 2403">
          <text:p/>
        </draw:connector>
        <draw:connector draw:style-name="gr3" draw:text-style-name="P1" draw:layer="layout" svg:x1="4.55cm" svg:y1="2.7cm" svg:x2="3.878cm" svg:y2="3.502cm" draw:start-shape="id2" draw:start-glue-point="2" draw:end-shape="id7" draw:end-glue-point="4" svg:d="M4550 2700v400h-672v402" svg:viewBox="0 0 673 803">
          <text:p/>
        </draw:connector>
        <draw:connector draw:style-name="gr3" draw:text-style-name="P1" draw:layer="layout" draw:line-skew="-1.001cm" svg:x1="4.2cm" svg:y1="1.1cm" svg:x2="3.419cm" svg:y2="3.5cm" draw:start-shape="id6" draw:start-glue-point="8" draw:end-shape="id7" draw:end-glue-point="5" svg:d="M4200 1100v200h-781v2200" svg:viewBox="0 0 782 2401">
          <text:p/>
        </draw:connector>
        <draw:custom-shape draw:style-name="gr4" draw:text-style-name="P3" xml:id="id9" draw:id="id9" draw:layer="layout" svg:width="0.9cm" svg:height="0.7cm" svg:x="0.9cm" svg:y="2.7cm">
          <draw:glue-point draw:id="4" svg:x="2.544cm" svg:y="-4.985cm"/>
          <draw:glue-point draw:id="5" svg:x="-2.577cm" svg:y="-5.2cm"/>
          <text:p text:style-name="P1">≥1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0.9cm" svg:height="0.7cm" svg:x="1.9cm" svg:y="5.1cm">
          <draw:glue-point draw:id="4" svg:x="2.544cm" svg:y="-4.985cm"/>
          <draw:glue-point draw:id="5" svg:x="-2.577cm" svg:y="-5.2cm"/>
          <text:p text:style-name="P1">≥1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0.9cm" svg:height="0.7cm" svg:x="8.6cm" svg:y="2.6cm">
          <draw:glue-point draw:id="4" svg:x="2.544cm" svg:y="-4.985cm"/>
          <draw:glue-point draw:id="5" svg:x="-2.577cm" svg:y="-5.2cm"/>
          <text:p text:style-name="P1">≥1</text:p>
          <draw:enhanced-geometry svg:viewBox="0 0 21600 21600" draw:type="rectangle" draw:enhanced-path="M 0 0 L 21600 0 21600 21600 0 21600 0 0 Z N"/>
        </draw:custom-shape>
        <draw:custom-shape draw:style-name="gr4" draw:text-style-name="P3" xml:id="id15" draw:id="id15" draw:layer="layout" svg:width="0.9cm" svg:height="0.7cm" svg:x="7.6cm" svg:y="5.1cm">
          <draw:glue-point draw:id="4" svg:x="2.544cm" svg:y="-4.985cm"/>
          <draw:glue-point draw:id="5" svg:x="-2.577cm" svg:y="-5.2cm"/>
          <text:p text:style-name="P1">≥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0.9cm" svg:y1="1.1cm" svg:x2="1.119cm" svg:y2="2.7cm" draw:start-shape="id8" draw:start-glue-point="8" draw:end-shape="id9" draw:end-glue-point="5" svg:d="M900 1100v801h219v799" svg:viewBox="0 0 220 1601">
          <text:p/>
        </draw:connector>
        <draw:connector draw:style-name="gr3" draw:text-style-name="P1" draw:layer="layout" svg:x1="2cm" svg:y1="1.1cm" svg:x2="1.578cm" svg:y2="2.702cm" draw:start-shape="id10" draw:start-glue-point="8" draw:end-shape="id9" draw:end-glue-point="4" svg:d="M2000 1100v801h-422v801" svg:viewBox="0 0 423 1603">
          <text:p/>
        </draw:connector>
        <draw:connector draw:style-name="gr3" draw:text-style-name="P1" draw:layer="layout" svg:x1="8.5cm" svg:y1="1.1cm" svg:x2="8.819cm" svg:y2="2.6cm" draw:start-shape="id11" draw:start-glue-point="8" draw:end-shape="id12" draw:end-glue-point="5" svg:d="M8500 1100v751h319v749" svg:viewBox="0 0 320 1501">
          <text:p/>
        </draw:connector>
        <draw:connector draw:style-name="gr3" draw:text-style-name="P1" draw:layer="layout" svg:x1="9.6cm" svg:y1="1.1cm" svg:x2="9.278cm" svg:y2="2.602cm" draw:start-shape="id13" draw:start-glue-point="8" draw:end-shape="id12" draw:end-glue-point="4" svg:d="M9600 1100v751h-322v751" svg:viewBox="0 0 323 1503">
          <text:p/>
        </draw:connector>
        <draw:connector draw:style-name="gr3" draw:text-style-name="P1" draw:layer="layout" draw:line-skew="0.35cm" svg:x1="1.35cm" svg:y1="3.4cm" svg:x2="2.119cm" svg:y2="5.1cm" draw:start-shape="id9" draw:start-glue-point="2" draw:end-shape="id14" draw:end-glue-point="5" svg:d="M1350 3400v1200h769v500" svg:viewBox="0 0 770 1701">
          <text:p/>
        </draw:connector>
        <draw:connector draw:style-name="gr3" draw:text-style-name="P1" draw:layer="layout" draw:line-skew="-1.701cm 1.301cm" svg:x1="3.65cm" svg:y1="4.2cm" svg:x2="2.578cm" svg:y2="5.102cm" draw:start-shape="id7" draw:start-glue-point="2" draw:end-shape="id14" draw:end-glue-point="4" svg:d="M3650 4200v400h-950v-1h-122v503" svg:viewBox="0 0 1073 903">
          <text:p/>
        </draw:connector>
        <draw:connector draw:style-name="gr3" draw:text-style-name="P1" draw:layer="layout" draw:line-skew="-0.05cm" svg:x1="6.95cm" svg:y1="4.2cm" svg:x2="7.819cm" svg:y2="5.1cm" draw:start-shape="id5" draw:start-glue-point="2" draw:end-shape="id15" draw:end-glue-point="5" svg:d="M6950 4200v400h869v500" svg:viewBox="0 0 870 901">
          <text:p/>
        </draw:connector>
        <draw:connector draw:style-name="gr3" draw:text-style-name="P1" draw:layer="layout" draw:line-skew="0.4cm" svg:x1="9.05cm" svg:y1="3.3cm" svg:x2="8.278cm" svg:y2="5.102cm" draw:start-shape="id12" draw:start-glue-point="2" draw:end-shape="id15" draw:end-glue-point="4" svg:d="M9050 3300v1300h-772v502" svg:viewBox="0 0 773 1803">
          <text:p/>
        </draw:connector>
        <draw:custom-shape draw:style-name="gr5" draw:text-style-name="P1" xml:id="id16" draw:id="id16" draw:layer="layout" svg:width="0.3cm" svg:height="0.3cm" svg:x="2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" draw:id="id17" draw:layer="layout" svg:width="0.3cm" svg:height="0.3cm" svg:x="7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5cm" svg:y1="5.8cm" svg:x2="2.35cm" svg:y2="6.8cm" draw:start-shape="id14" draw:start-glue-point="2" draw:end-shape="id16" draw:end-glue-point="4" svg:d="M2350 5800v1000" svg:viewBox="0 0 1 1001">
          <text:p/>
        </draw:connector>
        <draw:connector draw:style-name="gr3" draw:text-style-name="P1" draw:layer="layout" svg:x1="8.05cm" svg:y1="5.8cm" svg:x2="8.05cm" svg:y2="6.8cm" draw:start-shape="id15" draw:start-glue-point="2" draw:end-shape="id17" draw:end-glue-point="4" svg:d="M8050 58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8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22:15:13.892000000</meta:creation-date>
    <dc:date>2017-08-28T23:24:19.262000000</dc:date>
    <meta:editing-duration>PT28M24S</meta:editing-duration>
    <meta:editing-cycles>1</meta:editing-cycles>
    <meta:document-statistic meta:object-count="35"/>
    <meta:generator>LibreOffice/5.4.0.3$Windows_X86_64 LibreOffice_project/7556cbc6811c9d992f4064ab9287069087d7f62c</meta:generator>
  </office:meta>
</office:document-meta>
</file>